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8.05cm" fo:min-width="0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85cm" fo:min-width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8" style:family="graphic" style:parent-style-name="standard">
      <style:graphic-properties draw:fill-color="#729fcf" draw:opacity="0%" draw:opacity-name="" draw:textarea-horizontal-align="justify" draw:textarea-vertical-align="middle" draw:auto-grow-height="false" fo:min-height="4.348cm" fo:min-width="3.1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729fcf" draw:opacity="0%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cm" svg:height="1.9cm" svg:x="1.2cm" svg:y="1.9cm">
          <draw:text-box>
            <text:p>Set of models ordered with complexity</text:p>
            <text:p>F &gt; G &gt; H ...</text:p>
          </draw:text-box>
        </draw:frame>
        <draw:custom-shape draw:style-name="gr2" draw:text-style-name="P2" draw:layer="layout" svg:width="1.2cm" svg:height="8.3cm" svg:x="4.7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686cm" svg:height="1.673cm" svg:x="1.4cm" svg:y="7.8cm">
          <draw:text-box>
            <text:p>Dataset</text:p>
            <text:p>X</text:p>
          </draw:text-box>
        </draw:frame>
        <draw:custom-shape draw:style-name="gr4" draw:text-style-name="P2" draw:layer="layout" svg:width="0.9cm" svg:height="1.1cm" svg:x="6.3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1.1cm" svg:x="6.3cm" svg:y="6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5cm" svg:height="2.139cm" svg:x="6.2cm" svg:y="8.061cm">
          <draw:text-box>
            <text:p text:style-name="P3"><text:span text:style-name="T1">...</text:span></text:p>
          </draw:text-box>
        </draw:frame>
        <draw:frame draw:style-name="gr6" draw:text-style-name="P1" draw:layer="layout" svg:width="4.346cm" svg:height="3.095cm" svg:x="8cm" svg:y="7.9cm">
          <draw:text-box>
            <text:p>K-folds<text:line-break/>Train on one</text:p>
            <text:p>test on others</text:p>
            <text:p>in turns.</text:p>
          </draw:text-box>
        </draw:frame>
        <draw:custom-shape draw:style-name="gr4" draw:text-style-name="P2" draw:layer="layout" svg:width="0.9cm" svg:height="1.1cm" svg:x="6.3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cm" svg:height="1.1cm" svg:x="6.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cm" svg:height="1.1cm" svg:x="6.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5.7cm" svg:y1="2.9cm" svg:x2="7.1cm" svg:y2="4.5cm">
          <text:p/>
        </draw:line>
        <draw:frame draw:style-name="gr6" draw:text-style-name="P1" draw:layer="layout" svg:width="9.519cm" svg:height="2.384cm" svg:x="7.8cm" svg:y="3.7cm">
          <draw:text-box>
            <text:p>Generalisation Prediction Error: </text:p>
            <text:p>Cross-validation<text:line-break/>Mean error: M</text:p>
          </draw:text-box>
        </draw:frame>
        <draw:custom-shape draw:style-name="gr8" draw:text-style-name="P6" draw:layer="layout" svg:width="5.1cm" svg:height="6.5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95cm" svg:height="2.384cm" svg:x="15.5cm" svg:y="7cm">
          <draw:text-box>
            <text:p>M(F)</text:p>
            <text:p>M(G)</text:p>
            <text:p>M(H)</text:p>
          </draw:text-box>
        </draw:frame>
        <draw:line draw:style-name="gr7" draw:text-style-name="P5" draw:layer="layout" svg:x1="11.1cm" svg:y1="6.7cm" svg:x2="14.7cm" svg:y2="7.7cm">
          <text:p/>
        </draw:line>
        <draw:frame draw:style-name="gr9" draw:text-style-name="P8" draw:layer="layout" svg:width="8.797cm" svg:height="2.384cm" svg:x="11.203cm" svg:y="12.1cm">
          <draw:text-box>
            <text:p text:style-name="P7"><text:span text:style-name="T2">Choose minimally complex and <text:s/>smallest M</text:span></text:p>
          </draw:text-box>
        </draw:frame>
        <draw:frame draw:style-name="gr6" draw:text-style-name="P9" draw:layer="layout" svg:width="13.68cm" svg:height="1.673cm" svg:x="1.4cm" svg:y="14cm">
          <draw:text-box>
            <text:p><text:span text:style-name="T3">(c) 2017</text:span><text:span text:style-name="T3"><text:line-break/></text:span><text:span text:style-name="T3"> Understanding overfitting: </text:span><text:span text:style-name="T3">an inaccurate meme in </text:span><text:span text:style-name="T3">supervised learning</text:span><text:span text:style-name="T3"><text:line-break/></text:span><text:span text:style-name="T3">memosisland.blogspot.co.</text:span><text:span text:style-name="T3">u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8:30:22.709904882</meta:creation-date>
    <dc:date>2017-08-14T21:24:45.371123714</dc:date>
    <meta:editing-duration>PT15M5S</meta:editing-duration>
    <meta:editing-cycles>3</meta:editing-cycles>
    <meta:generator>LibreOffice/5.1.6.2$Linux_X86_64 LibreOffice_project/10m0$Build-2</meta:generator>
    <meta:document-statistic meta:object-count="17"/>
  </office:meta>
</office:document-meta>
</file>